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Text_20_body">
      <style:paragraph-properties fo:text-align="start" style:justify-single-word="false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on programme est inaccessible aux sourds et aux malentendants</text:h>
      <text:p text:style-name="Text_20_body"/>
      <text:p text:style-name="Text_20_body">Donne moi ton oeil que je le soupèse</text:p>
      <text:p text:style-name="Text_20_body"><text:s/>S'il fait le poids,</text:p>
      <text:p text:style-name="Text_20_body"><text:s/>Y a des chances qu'on le laisse grimper sur le ring.</text:p>
      <text:p text:style-name="Text_20_body">Son adversaire a les poches remplies d'équerres,</text:p>
      <text:p text:style-name="Text_20_body">C'est dire s'il mérite le coup d' oeil de l'esprit distillé,</text:p>
      <text:p text:style-name="Text_20_body">Je vois déjà son menton fleurir à la première estocade,</text:p>
      <text:p text:style-name="Text_20_body">Le pollen lui ruissellera de l'arcade dans un vent de néon ...</text:p>
      <text:p text:style-name="Text_20_body">Depuis le temps que tu rêves d'un knock-out aux accents bandonéon !</text:p>
      <text:p text:style-name="Text_20_body"/>
      <text:p text:style-name="Text_20_body">…</text:p>
      <text:p text:style-name="Text_20_body"/>
      <text:p text:style-name="Text_20_body">Gloire à l’électricité pure de ces paysages humains</text:p>
      <text:p text:style-name="Text_20_body">Qui refusent de se laisser aller à l’opinion sur rue,</text:p>
      <text:p text:style-name="Text_20_body">A ceux qui véhiculent dans leurs yeux noir métallisé</text:p>
      <text:p text:style-name="Text_20_body">Un gang à l’effet stupéfiant.</text:p>
      <text:p text:style-name="Text_20_body"/>
      <text:p text:style-name="Text_20_body">…</text:p>
      <text:p text:style-name="Text_20_body"/>
      <text:p text:style-name="Text_20_body">L’horreur qui te perfore en veut à ton axe.</text:p>
      <text:p text:style-name="Text_20_body">Heureusement tu peux toujours remplir une pipe d’idées folles</text:p>
      <text:p text:style-name="Text_20_body">Et te boucaner de ses fumées salubres.</text:p>
      <text:p text:style-name="Text_20_body">De la fournaise ta main granitique sera le temple.</text:p>
      <text:p text:style-name="Text_20_body">…</text:p>
      <text:p text:style-name="Text_20_body"/>
      <text:p text:style-name="Text_20_body">Vraiment les meilleurs amis sont ceux qui ne sont pas là,</text:p>
      <text:p text:style-name="Text_20_body">Ceux qu’on s’invente dans une traînée de poudre,</text:p>
      <text:p text:style-name="Text_20_body">Qui ont les yeux assez profonds pour y cacher la lumière, </text:p>
      <text:p text:style-name="Text_20_body">Y faire rebondir le rayon.</text:p>
      <text:p text:style-name="Text_20_body">Les autres sont des murs ;</text:p>
      <text:p text:style-name="Text_20_body">Tu y chercheras vainement le bonheur, même entre les briques.</text:p>
      <text:p text:style-name="Text_20_body">Il suffit que tu t’amènes avec ton burin</text:p>
      <text:p text:style-name="Text_20_body">Pour qu’ils s’effraient d’aimer trop leur ciment,</text:p>
      <text:p text:style-name="Text_20_body">Un ciment poussiéreux qu’ils te jettent à la face.</text:p>
      <text:p text:style-name="Text_20_body">Moi, j’aime avoir la brique mobile et ronde,</text:p>
      <text:p text:style-name="Text_20_body">Y paraît que c’est moins pratique …</text:p>
      <text:p text:style-name="Text_20_body"/>
      <text:p text:style-name="Text_20_body">…</text:p>
      <text:p text:style-name="Text_20_body"/>
      <text:p text:style-name="Text_20_body">N’attends rien de ceux qui ne savent que comparer leur socle.</text:p>
      <text:p text:style-name="Text_20_body">Laisse les à leur monumentale déroute.</text:p>
      <text:p text:style-name="Text_20_body">Evidemment, y reste pas grand monde.</text:p>
      <text:p text:style-name="Text_20_body"/>
      <text:p text:style-name="Text_20_body">…</text:p>
      <text:p text:style-name="Text_20_body"/>
      <text:p text:style-name="P2">Ce poing est le compagnon rêvé.</text:p>
      <text:p text:style-name="Text_20_body">Lorsqu’il s’abreuve de cette rage lumineuse</text:p>
      <text:p text:style-name="Text_20_body">Il fait fondre la matière sous ses appels.</text:p>
      <text:p text:style-name="Text_20_body">L’univers trouve enfin un rival.</text:p>
      <text:p text:style-name="Text_20_body">L’énergie gonfle cette paume rutilante et harnachée de poésie.</text:p>
      <text:p text:style-name="Text_20_body">Elle recueille toutes les forces abandonnées au réveil, au pied du lit.</text:p>
      <text:p text:style-name="Text_20_body">Plus d’exhortation, d’espoir entre deux meubles,</text:p>
      <text:p text:style-name="Text_20_body">Mais seulement un estomac attentif à la sensation ravageuse </text:p>
      <text:p text:style-name="Text_20_body">D’un entre-deux jours, d’un entre-deux distractions,</text:p>
      <text:p text:style-name="Text_20_body">D’un entre-deux illusions …</text:p>
      <text:p text:style-name="Text_20_body"/>
      <text:p text:style-name="Text_20_body">…</text:p>
      <text:p text:style-name="Text_20_body"/>
      <text:p text:style-name="Text_20_body">C’est vrai que j’ai le cuivre raisonnant !</text:p>
      <text:p text:style-name="Text_20_body">C’est pas comme ces instruments de cordée …</text:p>
      <text:p text:style-name="Text_20_body">Il faudrait seulement ne plus se laisser jeter la pavillon en banlieue.</text:p>
      <text:p text:style-name="Text_20_body"/>
      <text:p text:style-name="Text_20_body">…</text:p>
      <text:p text:style-name="Text_20_body"/>
      <text:p text:style-name="Text_20_body"/>
      <text:p text:style-name="Text_20_body">Y a une cathédrale qui n’arrête pas de me suivre ;</text:p>
      <text:p text:style-name="Text_20_body">Je sens toute sa masse gothique à mes trousses.</text:p>
      <text:p text:style-name="Text_20_body">Elle doit être jalouse</text:p>
      <text:p text:style-name="Text_20_body">De ma crypte mouvante</text:p>
      <text:p text:style-name="Text_20_body">Et de mon vitrail multirosasses illuminé par les clartés torrentielles</text:p>
      <text:p text:style-name="Text_20_body">Du plus que parfait du subjonctif.</text:p>
      <text:p text:style-name="Text_20_body"/>
      <text:p text:style-name="Text_20_body">…</text:p>
      <text:p text:style-name="Text_20_body"/>
      <text:p text:style-name="Text_20_body">En toute rigueur l’embouteillage de ta main n’apporte pas de solution</text:p>
      <text:p text:style-name="Text_20_body">Mais …</text:p>
      <text:p text:style-name="Text_20_body">Ces fédérations d’odeurs qui lèvent le poing,</text:p>
      <text:p text:style-name="Text_20_body">Ces postures mouvantes et parallèles,</text:p>
      <text:p text:style-name="Text_20_body">Ces orbites à pied d’œuvre,</text:p>
      <text:p text:style-name="Text_20_body">Ce boucan terrassier des profondeurs.</text:p>
      <text:p text:style-name="Text_20_body"/>
      <text:p text:style-name="Text_20_body">…</text:p>
      <text:p text:style-name="Text_20_body"/>
      <text:p text:style-name="Text_20_body">Je rumine mais je sais où je vais :</text:p>
      <text:p text:style-name="Text_20_body">Vers la pâquerette non électrifiée,</text:p>
      <text:p text:style-name="Text_20_body">Vers l’antibocage.</text:p>
      <text:p text:style-name="Text_20_body">Ramenez vos cases vides qu’on collectivise</text:p>
      <text:p text:style-name="Text_20_body">Pour un grand domaine furibond.</text:p>
      <text:p text:style-name="Text_20_body">Relançons la jachère là où la bêtise s’engraisse</text:p>
      <text:p text:style-name="Text_20_body">Et coquelicotisons le sillon de la pensée.</text:p>
      <text:p text:style-name="Text_20_body"/>
      <text:p text:style-name="Text_20_body">…</text:p>
      <text:p text:style-name="Text_20_body"/>
      <text:p text:style-name="Text_20_body">Dans la catégorie feu sacré,</text:p>
      <text:p text:style-name="Text_20_body">Je voudrais t’acculer dans les cordages.</text:p>
      <text:p text:style-name="Text_20_body">Puisque tu oublies l’idée que tu n’as jamais eue,</text:p>
      <text:p text:style-name="Text_20_body">L’arbitre sanctionne et tu gagnes encore.</text:p>
      <text:p text:style-name="Text_20_body">Mais ma musculature post-gong me précise </text:p>
      <text:p text:style-name="Text_20_body">La nomenclature du progrès</text:p>
      <text:p text:style-name="Text_20_body">Et y souscrit par la force des choses.</text:p>
      <text:p text:style-name="Text_20_body">Au centre du carré je suis le bœuf métaphysique</text:p>
      <text:p text:style-name="Text_20_body">Revenant des prisons du tendre.</text:p>
      <text:p text:style-name="Text_20_body"/>
      <text:p text:style-name="Text_20_body">…</text:p>
      <text:p text:style-name="Text_20_body"/>
      <text:p text:style-name="Text_20_body">Je me rappelle le panorama</text:p>
      <text:p text:style-name="Text_20_body">Que j’avais lorsque je grimpais sur tes fortifications :</text:p>
      <text:p text:style-name="Text_20_body">Un pays de sources muettes et de volcans éteints …</text:p>
      <text:p text:style-name="Text_20_body">Et mon feu qui est toujours là,</text:p>
      <text:p text:style-name="Text_20_body">Qui tourne en rond, qui fait sa trace …</text:p>
      <text:p text:style-name="Text_20_body"/>
      <text:p text:style-name="Text_20_body">…</text:p>
      <text:p text:style-name="Text_20_body"/>
      <text:p text:style-name="Text_20_body">Où puiser l’encre pour faire de cette rencontre </text:p>
      <text:p text:style-name="Text_20_body">Quelque chose de présent ?</text:p>
      <text:p text:style-name="Text_20_body">Je suis un piège aux senteurs carnées,</text:p>
      <text:p text:style-name="Text_20_body">De ceux qui ont le sourire légèrement feuillu,</text:p>
      <text:p text:style-name="Text_20_body">Et je coule dedans !</text:p>
      <text:p text:style-name="Text_20_body">Piteuse fin pour quelqu’un</text:p>
      <text:p text:style-name="Text_20_body">Qui possède quatre yeux.</text:p>
      <text:p text:style-name="Text_20_body"/>
      <text:p text:style-name="Text_20_body">...</text:p>
      <text:p text:style-name="Text_20_body"/>
      <text:p text:style-name="Text_20_body">Tu veux le mot qui te fera en finir</text:p>
      <text:p text:style-name="Text_20_body">Et passe la ligne d’arrivée</text:p>
      <text:p text:style-name="Text_20_body">Le dossard sur les pieds.</text:p>
      <text:p text:style-name="Text_20_body">Et ton maillot sera multicolorisé</text:p>
      <text:p text:style-name="Text_20_body">Par une sueur inédite.</text:p>
      <text:p text:style-name="Text_20_body">L’applaudimètre à zéro,</text:p>
      <text:p text:style-name="Text_20_body">Tu pourras alors fondre vers le pays du soleil levant</text:p>
      <text:p text:style-name="Text_20_body">Dans la langue vociférante de la lumière …</text:p>
      <text:p text:style-name="Text_20_body">La raison est à décapiter,</text:p>
      <text:p text:style-name="Text_20_body">Avec une hache bien lourde</text:p>
      <text:p text:style-name="Text_20_body">Compagne de bras chargés d’espoir.</text:p>
      <text:p text:style-name="Text_20_body">Compris ?</text:p>
      <text:p text:style-name="Text_20_body"/>
      <text:h text:style-name="Heading_20_1" text:outline-level="1">Le ridicule tourne dans le sens des aiguilles d’une montre.</text:h>
      <text:p text:style-name="Text_20_body"/>
      <text:p text:style-name="Text_20_body">Et cette idée <text:s/>te creuse la tête </text:p>
      <text:p text:style-name="Text_20_body">Par cent mille chevaux jaunes et mécaniques.</text:p>
      <text:p text:style-name="Text_20_body">Dompte les et nivelle la courbe de ton malheur.</text:p>
      <text:p text:style-name="Text_20_body">Le céphalo-bulldozer : the solution !</text:p>
      <text:p text:style-name="Text_20_body">Tu rases de frais et tu réemménages !</text:p>
      <text:p text:style-name="Text_20_body"/>
      <text:p text:style-name="Text_20_body">…</text:p>
      <text:p text:style-name="Text_20_body"/>
      <text:p text:style-name="Text_20_body">Il est 23h47</text:p>
      <text:p text:style-name="Text_20_body">Et tu ne te prends pas pour n’importe qui.</text:p>
      <text:p text:style-name="Text_20_body">Les étoiles sont à ta voûte crânienne</text:p>
      <text:p text:style-name="Text_20_body">Comme à un grand tabernacle.</text:p>
      <text:p text:style-name="Text_20_body">Les lois budgétaires, même chiffrées, ce soir</text:p>
      <text:p text:style-name="Text_20_body">Se courbent pour passer ton porche incandescent</text:p>
      <text:p text:style-name="Text_20_body">Que tu fais osciller ostensiblement</text:p>
      <text:p text:style-name="Text_20_body">Devant des demie-idées horrifiées.</text:p>
      <text:p text:style-name="Text_20_body">C’est la gloire de la ligne droite,</text:p>
      <text:p text:style-name="Text_20_body">De l’orientation non magnétique</text:p>
      <text:p text:style-name="Text_20_body">De l’auto prophète.</text:p>
      <text:p text:style-name="Text_20_body"/>
      <text:p text:style-name="Text_20_body">…</text:p>
      <text:p text:style-name="Text_20_body"/>
      <text:p text:style-name="Text_20_body">Ce soir un nouvel élan obstétrique</text:p>
      <text:p text:style-name="Text_20_body">Vers la pensée d’entre deux.</text:p>
      <text:p text:style-name="Text_20_body">Elle est chaude et trempée</text:p>
      <text:p text:style-name="Text_20_body">Par les embruns organiques </text:p>
      <text:p text:style-name="Text_20_body">Et je suis au courant.</text:p>
      <text:p text:style-name="Text_20_body"/>
      <text:p text:style-name="Text_20_body">…</text:p>
      <text:p text:style-name="Text_20_body"/>
      <text:p text:style-name="Text_20_body">Voir tant d’agitation.</text:p>
      <text:p text:style-name="Text_20_body">De carburants au bord du précipice,</text:p>
      <text:p text:style-name="Text_20_body">D’espaces inquiets d’être imposables</text:p>
      <text:p text:style-name="Text_20_body">Et attendre la mousse sur le comptoir.</text:p>
      <text:p text:style-name="Text_20_body"/>
      <text:p text:style-name="Text_20_body">La tentation de l’ailleurs exotique,</text:p>
      <text:p text:style-name="Text_20_body">Le mal des Indes, j’ai jamais compris.</text:p>
      <text:p text:style-name="Text_20_body">C’est comme avoir les six numéros</text:p>
      <text:p text:style-name="Text_20_body">Sans le complémentaire.</text:p>
      <text:p text:style-name="Text_20_body"/>
      <text:p text:style-name="Text_20_body">Moi, je préfère rester ici,</text:p>
      <text:p text:style-name="Text_20_body">Ecouter s’élever mes frères de son.</text:p>
      <text:p text:style-name="Text_20_body">La situation est grave</text:p>
      <text:p text:style-name="Text_20_body">Mais j’envisage d’y faire bonne figure …</text:p>
      <text:p text:style-name="Text_20_body"/>
      <text:p text:style-name="Text_20_body">…</text:p>
      <text:p text:style-name="Text_20_body"/>
      <text:p text:style-name="Text_20_body">Pourquoi ne pas te dire que tu n’as rien à perdre ?</text:p>
      <text:p text:style-name="Text_20_body">Fais un pas vers le fer à battre par le score le plus large.</text:p>
      <text:p text:style-name="Text_20_body">Tu connais l’onde particulière du pouvoir,</text:p>
      <text:p text:style-name="Text_20_body">Sa résonance particulière</text:p>
      <text:p text:style-name="Text_20_body">Sa fréquence prophétique,</text:p>
      <text:p text:style-name="Text_20_body">Sa manière d’électriser ton cadran</text:p>
      <text:p text:style-name="Text_20_body">Et de t’aiguiller paisiblement vers LA cible.</text:p>
      <text:p text:style-name="Text_20_body">Alors ?</text:p>
      <text:p text:style-name="Text_20_body">Eh ouais, tu as une vocation, un but à marquer à la culotte :</text:p>
      <text:p text:style-name="Text_20_body">L’altra dimenzione !</text:p>
      <text:p text:style-name="Text_20_body"/>
      <text:p text:style-name="Text_20_body">...</text:p>
      <text:p text:style-name="Text_20_body"/>
      <text:p text:style-name="Text_20_body">L’étrangeté ça n’existe pas,</text:p>
      <text:p text:style-name="Text_20_body">Il n’y a que des combinaisons intimement saisissables,</text:p>
      <text:p text:style-name="Text_20_body">A pleines mains.</text:p>
      <text:p text:style-name="Text_20_body">Lorsque la séduction de l’autre temps voit s’approcher ta dégaine,</text:p>
      <text:p text:style-name="Text_20_body">Elle doit laisser échapper la vérité grasse et crue.</text:p>
      <text:p text:style-name="Text_20_body">Attend, souffle un peu,</text:p>
      <text:p text:style-name="Text_20_body">Virgule, ponctue …</text:p>
      <text:p text:style-name="Text_20_body"/>
      <text:p text:style-name="Text_20_body">…</text:p>
      <text:p text:style-name="Text_20_body"/>
      <text:p text:style-name="Text_20_body">Age ? 21 ans.</text:p>
      <text:p text:style-name="Text_20_body">Poids ? 68 kilos.</text:p>
      <text:p text:style-name="Text_20_body">Taille ? 1 m 78.</text:p>
      <text:p text:style-name="Text_20_body">Envergure ?</text:p>
      <text:p text:style-name="Text_20_body"/>
      <text:p text:style-name="Text_20_body">Je suis un vieil aigle des montagnes, déjà.</text:p>
      <text:p text:style-name="Text_20_body">L’air de rien j’ai niché là haut.</text:p>
      <text:p text:style-name="Text_20_body">Là où on ne sait jamais pour qui le vide prend partie.</text:p>
      <text:p text:style-name="Text_20_body">Toujours embêtant lorsqu’on veut se précipiter </text:p>
      <text:p text:style-name="Text_20_body">Dans la solution.</text:p>
      <text:p text:style-name="Text_20_body"/>
      <text:p text:style-name="Text_20_body">Aujourd’hui je plonge vers l’arrière salle,</text:p>
      <text:p text:style-name="Text_20_body">Je fais le tour du monde,</text:p>
      <text:p text:style-name="Text_20_body">Je me désenclave.</text:p>
      <text:p text:style-name="Text_20_body">Car il y a des moments où on a besoin </text:p>
      <text:p text:style-name="Text_20_body">De saisir l’odeur flottante de l’espèce ;</text:p>
      <text:p text:style-name="Text_20_body">Cette épice particulière qui vous ranime</text:p>
      <text:p text:style-name="Text_20_body">Et vous ramène à portée de vue.</text:p>
      <text:p text:style-name="Text_20_body"/>
      <text:p text:style-name="Text_20_body">…</text:p>
      <text:p text:style-name="Text_20_body"/>
      <text:p text:style-name="Text_20_body">Ca t’amuse ?</text:p>
      <text:p text:style-name="Text_20_body">C’est bien ce qui me semblait.</text:p>
      <text:p text:style-name="Text_20_body"/>
      <text:p text:style-name="Text_20_body">Ton regard couleur fusible</text:p>
      <text:p text:style-name="Text_20_body">Me rappelle l’expression de mes sentiments distingués,</text:p>
      <text:p text:style-name="Text_20_body">Me rappelle combien, quand je t’investis,</text:p>
      <text:p text:style-name="Text_20_body">Tu démobilises.</text:p>
      <text:p text:style-name="Text_20_body">N’ais pas peur,</text:p>
      <text:p text:style-name="Text_20_body">Viens sur mon secteur</text:p>
      <text:p text:style-name="Text_20_body">Et je t’apprendrais la surchauffe.</text:p>
      <text:p text:style-name="Text_20_body"/>
      <text:p text:style-name="Text_20_body">…</text:p>
      <text:p text:style-name="Text_20_body"/>
      <text:p text:style-name="Text_20_body">Tu commences à bien connaître ton pays.</text:p>
      <text:p text:style-name="Text_20_body">Lorsque tu auras totalement compris que tu es un exilé,</text:p>
      <text:p text:style-name="Text_20_body">Tu feras facilement le raccord géographique.</text:p>
      <text:p text:style-name="Text_20_body"/>
      <text:p text:style-name="Text_20_body">Ce matin j’ai rencontré l’un de mes frères de l’à côté.</text:p>
      <text:p text:style-name="Text_20_body">Il aurait fallu à l’observateur</text:p>
      <text:p text:style-name="Text_20_body">L’œil du bâtisseur</text:p>
      <text:p text:style-name="Text_20_body">Pour voir le pont instantané dressé entre nos esprits</text:p>
      <text:p text:style-name="Text_20_body">A n’avoir pas peur du feu.</text:p>
      <text:p text:style-name="Text_20_body">Fascinant de ne pas se connaître,</text:p>
      <text:p text:style-name="Text_20_body">De ne pas pouvoir se nommer,</text:p>
      <text:p text:style-name="Text_20_body">Et pourtant de retrouver dans le regard de l’autre</text:p>
      <text:p text:style-name="Text_20_body">La même bâtardise,</text:p>
      <text:p text:style-name="Text_20_body">Le même entêtement dans la quête</text:p>
      <text:p text:style-name="Text_20_body">Qui est celui du croisé et du direct du gauche.</text:p>
      <text:p text:style-name="Text_20_body"/>
      <text:h text:style-name="Heading_20_1" text:outline-level="1">Quand le mépris m’aura saisi par la face nord.</text:h>
      <text:p text:style-name="Text_20_body"/>
      <text:p text:style-name="Text_20_body">Je t’entend d’ici</text:p>
      <text:p text:style-name="Text_20_body">M’avouer ta fatigue </text:p>
      <text:p text:style-name="Text_20_body">Dans un rictus incomplet.</text:p>
      <text:p text:style-name="Text_20_body">Faute de preuves.</text:p>
      <text:p text:style-name="Text_20_body"/>
      <text:p text:style-name="Text_20_body">Il te manque l’adversité.</text:p>
      <text:p text:style-name="Text_20_body">Celle qui te frappe sur l’épaule </text:p>
      <text:p text:style-name="Text_20_body">Pour te dire vois rouge !</text:p>
      <text:p text:style-name="Text_20_body"/>
      <text:p text:style-name="Text_20_body">Quelqu’un qui te hait,</text:p>
      <text:p text:style-name="Text_20_body">C’est une méthode pour trancher</text:p>
      <text:p text:style-name="Text_20_body">Dans le vif du sujet</text:p>
      <text:p text:style-name="Text_20_body">Et ne jamais se tromper.</text:p>
      <text:p text:style-name="Text_20_body"/>
      <text:p text:style-name="Text_20_body">Car aimer,</text:p>
      <text:p text:style-name="Text_20_body">C’est entretenir l’illusion </text:p>
      <text:p text:style-name="Text_20_body">De la mamelle bien pensante.</text:p>
      <text:p text:style-name="Text_20_body">La tendresse est d’un autre âge,</text:p>
      <text:p text:style-name="Text_20_body">Modernisons !</text:p>
      <text:p text:style-name="Text_20_body"/>
      <text:p text:style-name="Text_20_body">…</text:p>
      <text:p text:style-name="Text_20_body"/>
      <text:p text:style-name="Text_20_body">Récolte, engrange ce qui germe en toi.</text:p>
      <text:p text:style-name="Text_20_body">Cultive ce qui chez toi est appelé à devenir aérien.</text:p>
      <text:p text:style-name="Text_20_body">Oui la métaphore est corrrecte !</text:p>
      <text:p text:style-name="Text_20_body">Convient à ton style de pensée</text:p>
      <text:p text:style-name="Text_20_body">Qui est celui des grands espaces</text:p>
      <text:p text:style-name="Text_20_body">Et des catastrophes naturelles.</text:p>
      <text:p text:style-name="Text_20_body"/>
      <text:p text:style-name="Text_20_body">J’ai vu déborder des sinistres</text:p>
      <text:p text:style-name="Text_20_body">Dans un jet de pouvoir absolu</text:p>
      <text:p text:style-name="Text_20_body">Et je te dis solitude obligatoire</text:p>
      <text:p text:style-name="Text_20_body">Contre l’expropriation.</text:p>
      <text:p text:style-name="Text_20_body">Rester maître sur ses terres</text:p>
      <text:p text:style-name="Text_20_body">C’est affaire de foule-contact</text:p>
      <text:p text:style-name="Text_20_body">D’anticipation et d’autoproclamation :</text:p>
      <text:p text:style-name="Text_20_body">I am the king of these lands !</text:p>
      <text:p text:style-name="Text_20_body"/>
      <text:p text:style-name="Text_20_body">…</text:p>
      <text:p text:style-name="Text_20_body"/>
      <text:p text:style-name="Text_20_body">Dernière sommation</text:p>
      <text:p text:style-name="Text_20_body">Dernier coup de semence</text:p>
      <text:p text:style-name="Text_20_body">Avant de me retirer de ton ventre cérébral.</text:p>
      <text:p text:style-name="Text_20_body">Réceptacle de pénombre.</text:p>
      <text:p text:style-name="Text_20_body"/>
      <text:p text:style-name="Text_20_body">La lumière vient de chez moi.</text:p>
      <text:p text:style-name="Text_20_body">C’est moi qui l’achemine par de grosses ficelles</text:p>
      <text:p text:style-name="Text_20_body">Jusqu’à ta demeure et je le clame.</text:p>
      <text:p text:style-name="Text_20_body">Car je peux, dès aujourd’hui, avoir</text:p>
      <text:p text:style-name="Text_20_body">La prétention du turboréacteur.</text:p>
      <text:p text:style-name="Text_20_body"/>
      <text:p text:style-name="Text_20_body">…</text:p>
      <text:p text:style-name="Text_20_body"/>
      <text:p text:style-name="Text_20_body">Je ne suis pas n’importe qui </text:p>
      <text:p text:style-name="Text_20_body">Je suis quelqu’un …</text:p>
      <text:p text:style-name="Text_20_body">A vive allure</text:p>
      <text:p text:style-name="Text_20_body"/>
      <text:p text:style-name="Text_20_body">...</text:p>
      <text:p text:style-name="Text_20_body"/>
      <text:p text:style-name="Text_20_body">Quand tu braques à fond</text:p>
      <text:p text:style-name="Text_20_body">Le capital </text:p>
      <text:p text:style-name="Text_20_body">Et tu pressens la peine</text:p>
      <text:p text:style-name="Text_20_body">Tomber sur ta nuque.</text:p>
      <text:p text:style-name="Text_20_body">Tu sais que l’accident est ailleurs.</text:p>
      <text:p text:style-name="Text_20_body">Est aux autres.</text:p>
      <text:p text:style-name="Text_20_body">A ceux de l’alignement et de la limite.</text:p>
      <text:p text:style-name="Text_20_body"/>
      <text:p text:style-name="Text_20_body">Tu as raison d’être dans le virage permanent </text:p>
      <text:p text:style-name="Text_20_body">Ca te donne des couleurs,</text:p>
      <text:p text:style-name="Text_20_body">Les couleurs de l’expérience concluante.</text:p>
      <text:p text:style-name="Text_20_body">Même si la malédiction sort s’en jeter un p’tit à ta santé,</text:p>
      <text:p text:style-name="Text_20_body">L’œil mauvais, c’est toi qui compteras les points.</text:p>
      <text:p text:style-name="Text_20_body"/>
      <text:p text:style-name="Text_20_body">…</text:p>
      <text:p text:style-name="Text_20_body"/>
      <text:p text:style-name="Text_20_body">Quarante trois ans depuis la dernière apparition …</text:p>
      <text:p text:style-name="Text_20_body">J’aime malaxer l’espace temps </text:p>
      <text:p text:style-name="Text_20_body">Et précéder le miracle qui m’enchristera</text:p>
      <text:p text:style-name="Text_20_body">Un peu plus.</text:p>
      <text:p text:style-name="Text_20_body"/>
      <text:p text:style-name="Text_20_body">J’ai une vocation qui pointe deux fois par jour.</text:p>
      <text:p text:style-name="Text_20_body">Aussi régulièrement qu’une épouse assez cuite.</text:p>
      <text:p text:style-name="Text_20_body">Le rythme est entraînant.</text:p>
      <text:p text:style-name="Text_20_body">Par là.</text:p>
      <text:p text:style-name="Text_20_body"/>
      <text:p text:style-name="Text_20_body">…</text:p>
      <text:p text:style-name="Text_20_body"/>
      <text:p text:style-name="Text_20_body">Pour le jour où je perdrai la vue,</text:p>
      <text:p text:style-name="Text_20_body">Où j’apercevrais à la longue</text:p>
      <text:p text:style-name="Text_20_body">Ma résignation face à l’attaque de vigilance,</text:p>
      <text:p text:style-name="Text_20_body">Donne moi les coefficients de marée.</text:p>
      <text:p text:style-name="Text_20_body"/>
      <text:p text:style-name="Text_20_body">Je veux prédire le volume d’illusions,</text:p>
      <text:p text:style-name="Text_20_body">Le cubage, qui me submergera,</text:p>
      <text:p text:style-name="Text_20_body">Calculer mon pourcentage d’érosion à venir</text:p>
      <text:p text:style-name="Text_20_body">Et m’imaginer le calcaire défenestré.</text:p>
      <text:p text:style-name="Text_20_body"/>
      <text:p text:style-name="Text_20_body">Je me contrôle et ton sexe est en règle.</text:p>
      <text:p text:style-name="Text_20_body">Il marche sur l’homme</text:p>
      <text:p text:style-name="Text_20_body">Jusqu’à paraître oracle de mon aveuglement :</text:p>
      <text:p text:style-name="Text_20_body">« La révolte s’arrête là » scande-t-il.</text:p>
      <text:p text:style-name="Text_20_body"/>
      <text:p text:style-name="Text_20_body">…</text:p>
      <text:p text:style-name="Text_20_body"/>
      <text:p text:style-name="Text_20_body">Esprit perçant es-tu là ?</text:p>
      <text:p text:style-name="Text_20_body">J’ai la mâchoire lourde de fatigue et de conséquences …</text:p>
      <text:p text:style-name="Text_20_body">L’abattement est imprescriptible et non imposable.</text:p>
      <text:p text:style-name="Text_20_body">Il tombe comme le vent sur les brumes :</text:p>
      <text:p text:style-name="Text_20_body">L’œil clair et la main grasse.</text:p>
      <text:p text:style-name="Text_20_body"/>
      <text:p text:style-name="Text_20_body">…</text:p>
      <text:p text:style-name="Text_20_body"/>
      <text:p text:style-name="Text_20_body">La tête comme un carrefour des grands chemins</text:p>
      <text:p text:style-name="Text_20_body">Où le bandit spécule.</text:p>
      <text:p text:style-name="Text_20_body">A plat, réceptif à la friture,</text:p>
      <text:p text:style-name="Text_20_body">D’un métal dégagé :</text:p>
      <text:p text:style-name="Text_20_body">La description précise tombe en pluie fine !</text:p>
      <text:p text:style-name="Text_20_body"/>
      <text:p text:style-name="Text_20_body">Tu es à venir.</text:p>
      <text:p text:style-name="Text_20_body">Entrevoir est le verbe frais.</text:p>
      <text:p text:style-name="Text_20_body">La spécialité du chef.</text:p>
      <text:p text:style-name="Text_20_body">Consomme à satiété!</text:p>
      <text:p text:style-name="Text_20_body"/>
      <text:p text:style-name="Text_20_body">...</text:p>
      <text:p text:style-name="Text_20_body"/>
      <text:p text:style-name="Text_20_body">L’aube sera rouge flamme</text:p>
      <text:p text:style-name="Text_20_body">Au point de déteindre sur ta chair vivante.</text:p>
      <text:p text:style-name="Text_20_body">C’est le seul pressentiment possible à 1h26,</text:p>
      <text:p text:style-name="Text_20_body">Je signe « lu et approuvé ».</text:p>
      <text:p text:style-name="Text_20_body"/>
      <text:p text:style-name="Text_20_body">…</text:p>
      <text:p text:style-name="Text_20_body"/>
      <text:p text:style-name="Text_20_body">Certains de tes penchants sont injustifiables.</text:p>
      <text:p text:style-name="Text_20_body">Certaines de tes carences sont intraduisibles.</text:p>
      <text:p text:style-name="Text_20_body">Devant le tribunal hagard tu étais à deux doigts d’y passer !</text:p>
      <text:p text:style-name="Text_20_body">Rappelle toi des accesseurs hydrauliques</text:p>
      <text:p text:style-name="Text_20_body">Qui te portèrent jusqu’à l’irréparable,</text:p>
      <text:p text:style-name="Text_20_body">Jusqu’à la tempête temporale</text:p>
      <text:p text:style-name="Text_20_body">Et son flot de valeurs à couper au couteau.</text:p>
      <text:p text:style-name="Text_20_body"/>
      <text:p text:style-name="Text_20_body">…</text:p>
      <text:p text:style-name="Text_20_body"/>
      <text:p text:style-name="Text_20_body">Je cherche à révéler,</text:p>
      <text:p text:style-name="Text_20_body">Par une somme ou un produit chimique,</text:p>
      <text:p text:style-name="Text_20_body">Mon âme panoramique.</text:p>
      <text:p text:style-name="Text_20_body">Celle qui n’oublie rien.</text:p>
      <text:p text:style-name="Text_20_body">Qui dans son souk pyramidal,</text:p>
      <text:p text:style-name="Text_20_body">Détaille jusqu’à l’article de la m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Donne moi ton oeil que je le soupèse</dc:title>
    <meta:initial-creator>audrey</meta:initial-creator>
    <meta:creation-date>2003-09-25T17:50:00</meta:creation-date>
    <dc:creator>Florent Chanavat</dc:creator>
    <dc:date>2007-02-17T17:41:14</dc:date>
    <dc:language>en-US</dc:language>
    <meta:editing-cycles>6</meta:editing-cycles>
    <meta:editing-duration>PT28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324" meta:word-count="1775" meta:character-count="10355"/>
  </office:meta>
</office:document-meta>
</file>